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0400000004D7F2E517.png"/>
  <manifest:file-entry manifest:media-type="image/png" manifest:full-path="Pictures/100000000000000400000004CC5182EB.png"/>
  <manifest:file-entry manifest:media-type="image/png" manifest:full-path="Pictures/1000000000000004000000044B8B09BB.png"/>
  <manifest:file-entry manifest:media-type="image/png" manifest:full-path="Pictures/1000000000000004000000042C88C416.png"/>
  <manifest:file-entry manifest:media-type="image/png" manifest:full-path="Pictures/1000000000000004000000045A636FA8.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anx="http://anx.akomantoso.org/1.0">
  <office:scripts/>
  <office:font-face-decls>
    <style:font-face style:name="OpenSymbol" svg:font-family="OpenSymbol"/>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Trebuchet MS1" svg:font-family="'Trebuchet MS'" style:font-adornments="Cursiva" style:font-family-generic="swiss" style:font-pitch="variable"/>
    <style:font-face style:name="Trebuchet MS" svg:font-family="'Trebuchet MS'" style:font-adornments="Negret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list-style-name="L1"/>
    <style:style style:name="P2" style:family="paragraph" style:parent-style-name="Standard" style:list-style-name="L1"/>
    <style:style style:name="T1" style:family="text"/>
    <style:style style:name="Sect1" style:family="section">
      <style:section-properties fo:background-color="transparent" fo:margin-left="0.4in" fo:margin-right="0in" anx:BungeniSectionType="PapersLaid" anx:__BungeniMetaEditable="false" style:editable="false">
        <style:columns fo:column-count="1" fo:column-gap="0in"/>
        <style:background-image xlink:href="Pictures/100000000000000400000004CC5182EB.png" xlink:type="simple" xlink:actuate="onLoad" style:filter-name="PNG - Portable Network Graphic"/>
      </style:section-properties>
    </style:style>
    <style:style style:name="Sect2" style:family="section">
      <style:section-properties fo:background-color="transparent" fo:margin-left="0.6in" fo:margin-right="0in" anx:BungeniSectionType="PapersLaidList" anx:__BungeniMetaEditable="false" style:editable="false">
        <style:columns fo:column-count="1" fo:column-gap="0in"/>
        <style:background-image xlink:href="Pictures/100000000000000400000004CC5182EB.png" xlink:type="simple" xlink:actuate="onLoad" style:filter-name="PNG - Portable Network Graphic"/>
      </style:section-properties>
    </style:style>
    <style:style style:name="Sect3" style:family="section">
      <style:section-properties anx:BungeniSectionType="body" style:editable="false">
        <style:columns fo:column-count="1" fo:column-gap="0in"/>
      </style:section-properties>
    </style:style>
    <style:style style:name="Sect4" style:family="section">
      <style:section-properties fo:background-color="transparent" fo:margin-left="0.3in" fo:margin-right="0in" anx:BungeniSectionType="Preface" anx:__BungeniMetaEditable="false" style:editable="false">
        <style:columns fo:column-count="1" fo:column-gap="0in"/>
        <style:background-image xlink:href="Pictures/1000000000000004000000045A636FA8.png" xlink:type="simple" xlink:actuate="onLoad" style:filter-name="PNG - Portable Network Graphic"/>
      </style:section-properties>
    </style:style>
    <style:style style:name="Sect5" style:family="section">
      <style:section-properties fo:background-color="transparent" fo:margin-left="0.8in" fo:margin-right="0in" anx:BungeniSectionType="Observation" style:editable="false">
        <style:columns fo:column-count="1" fo:column-gap="0in"/>
        <style:background-image xlink:href="Pictures/1000000000000004000000044B8B09BB.png" xlink:type="simple" xlink:actuate="onLoad" style:filter-name="PNG - Portable Network Graphic"/>
      </style:section-properties>
    </style:style>
    <style:style style:name="Sect6" style:family="section">
      <style:section-properties fo:background-color="transparent" fo:margin-left="0.3in" fo:margin-right="0in" anx:BungeniSectionType="NMotionsContainer" anx:__BungeniMetaEditable="false" style:editable="false">
        <style:columns fo:column-count="1" fo:column-gap="0in"/>
        <style:background-image xlink:href="Pictures/100000000000000400000004D7F2E517.png" xlink:type="simple" xlink:actuate="onLoad" style:filter-name="PNG - Portable Network Graphic"/>
      </style:section-properties>
    </style:style>
    <style:style style:name="Sect7" style:family="section">
      <style:section-properties fo:background-color="transparent" fo:margin-left="0.5in" fo:margin-right="0in" anx:BungeniSectionType="NoticeOfMotion" anx:__BungeniMetaEditable="true" anx:BungeniMotionNo="4" anx:BungeniMotionTitle="Adoption of 45th Session of Executive Committeeand 27th APU Conference Reports" anx:BungeniMotionURI="ken.motion.adoption_of_report" anx:BungeniMotionName="Adoption of 45th Session of Executive Committeeand 27th APU Conference Reports" anx:__BungeniMetaEditor="toolbarSubAction.makeDebateMotionBlockSection.section_creation" style:editable="false">
        <style:columns fo:column-count="1" fo:column-gap="0in"/>
        <style:background-image xlink:href="Pictures/1000000000000004000000042C88C416.png" xlink:type="simple" xlink:actuate="onLoad" style:filter-name="PNG - Portable Network Graphic"/>
      </style:section-properties>
    </style:style>
    <style:style style:name="Sect8" style:family="section">
      <style:section-properties fo:background-color="transparent" fo:margin-left="0.6in" fo:margin-right="0in" anx:BungeniSectionType="Speech" anx:__BungeniMetaEditable="true" anx:BungeniMotionNo="4" anx:BungeniMotionTitle="Adoption of 45th Session of Executive Committeeand 27th APU Conference Reports" anx:BungeniMotionURI="ken.motion.adoption_of_report" anx:BungeniMotionName="Adoption of 45th Session of Executive Committeeand 27th APU Conference Reports" anx:__BungeniMetaEditor="toolbarSubAction.makeDebateSpeechBlockSection.section_creation" anx:BungeniSpeechAsURI="/ontology/roles/ke/member" anx:BungeniSpeechAsDesc="Member of Parliament" anx:BungeniSpeechAs="MemberOfParliament" anx:BungeniPersonID="4" anx:BungeniPersonRole="4" anx:BungeniSpeechByURI="ken.person.Francis.Acheka.1951-12-10" anx:BungeniSpeechBy="Francis Acheka" style:editable="false">
        <style:columns fo:column-count="1" fo:column-gap="0in"/>
        <style:background-image xlink:href="Pictures/1000000000000004000000045A636FA8.png" xlink:type="simple" xlink:actuate="onLoad" style:filter-name="PNG - Portable Network Graphic"/>
      </style:section-properties>
    </style:style>
    <style:style style:name="Sect9" style:family="section">
      <style:section-properties fo:background-color="transparent" fo:margin-left="0.6in" fo:margin-right="0in" anx:BungeniSectionType="Speech" anx:__BungeniMetaEditable="true" anx:BungeniMotionNo="4" anx:BungeniMotionTitle="Adoption of 45th Session of Executive Committeeand 27th APU Conference Reports" anx:BungeniMotionURI="ken.motion.adoption_of_report" anx:BungeniMotionName="Adoption of 45th Session of Executive Committeeand 27th APU Conference Reports" anx:__BungeniMetaEditor="toolbarSubAction.makeDebateSpeechBlockSection.section_creation" anx:BungeniSpeechAsURI="/ontology/roles/ke/member" anx:BungeniSpeechAsDesc="Member of Parliament" anx:BungeniSpeechAs="MemberOfParliament" anx:BungeniPersonID="2" anx:BungeniPersonRole="2" anx:BungeniSpeechByURI="ken.person.Francis.NoKibaki.1951-12-08" anx:BungeniSpeechBy="Francis NoKibaki" style:editable="false">
        <style:columns fo:column-count="1" fo:column-gap="0in"/>
        <style:background-image xlink:href="Pictures/1000000000000004000000045A636FA8.png" xlink:type="simple" xlink:actuate="onLoad" style:filter-name="PNG - Portable Network Graphic"/>
      </style:section-properties>
    </style:style>
    <style:style style:name="Sect10" style:family="section">
      <style:section-properties fo:background-color="transparent" fo:margin-left="0.4in" fo:margin-right="0in" anx:BungeniSectionType="Conclusion" anx:__BungeniMetaEditable="false" anx:BungeniHouseClosingTime="16:43" style:editable="false">
        <style:columns fo:column-count="1" fo:column-gap="0in"/>
        <style:background-image xlink:href="Pictures/1000000000000004000000042C88C416.png" xlink:type="simple" xlink:actuate="onLoad" style:filter-name="PNG - Portable Network Graphic"/>
      </style:section-properties>
    </style:style>
    <style:style style:name="Sect11" style:family="section">
      <style:section-properties fo:background-color="transparent" fo:margin-left="0.6in" fo:margin-right="0in" anx:BungeniSectionType="Speech" anx:__BungeniMetaEditable="true" anx:BungeniHouseClosingTime="16:43" anx:BungeniSpeechAsURI="/ontology/roles/ke/member" anx:BungeniSpeechAsDesc="Member of Parliament" anx:BungeniSpeechAs="MemberOfParliament" anx:BungeniPersonID="305" anx:BungeniPersonRole="305" anx:BungeniSpeechByURI="ken.person.Kipkalia.Tegere.1945-03-10" anx:BungeniSpeechBy="Kipkalia Tegere" anx:__BungeniMetaEditor="toolbarSubAction.makeDebateSpeechBlockSection.section_creation" style:editable="false">
        <style:columns fo:column-count="1" fo:column-gap="0in"/>
        <style:background-image xlink:href="Pictures/1000000000000004000000045A636FA8.png" xlink:type="simple" xlink:actuate="onLoad" style:filter-name="PNG - Portable Network Graphic"/>
      </style:section-properties>
    </style:style>
    <text:list-style style:name="L1">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tracked-changes>
        <text:changed-region text:id="ct-1418225088">
          <text:deletion>
            <office:change-info>
              <dc:creator>Adan Billow</dc:creator>
              <dc:date>2010-02-25T17:45:00</dc:date>
            </office:change-info>
            <text:p text:style-name="Standard">8:22 AM</text:p>
          </text:deletion>
        </text:changed-region>
        <text:changed-region text:id="ct-1418227440">
          <text:insertion>
            <office:change-info>
              <dc:creator>Adan Billow</dc:creator>
              <dc:date>2010-02-25T17:45:00</dc:date>
            </office:change-info>
          </text:insertion>
        </text:changed-region>
        <text:changed-region text:id="ct-1418224416">
          <text:deletion>
            <office:change-info>
              <dc:creator>Adan Billow</dc:creator>
              <dc:date>2010-02-25T17:45:00</dc:date>
            </office:change-info>
            <text:p text:style-name="Standard"/>
            <text:section text:style-name="Sect1" text:name="papers1">
              <text:p text:style-name="heading_5f_papers">PAPERS LAID </text:p>
              <text:p text:style-name="subheading_5f_papers"><text:tab/>The following Papers were laid on the Table:- </text:p>
              <text:section text:style-name="Sect2" text:name="tbldocs1">
                <text:list xml:id="list1070037396" text:style-name="L1">
                  <text:list-item>
                    <text:p text:style-name="P1"><text:a xlink:type="simple" xlink:href="uri:/ken/person/hon.khamasi/doc-20040704">The Report of the Commonwealth Parliamentary Association (CPA) Kenya branch delegation to the 35th CPA (Africa Region) conference held in Lobamba, Swaziland from 7th August, 2004 to 15th August, 2004. </text:a></text:p>
                  </text:list-item>
                  <text:list-item>
                    <text:p text:style-name="P1"><text:a xlink:type="simple" xlink:href="uri:/ken/docs/ministry/agricultuer/doc000001">Annual Report and Accounts of Jomo Kenyatta University College of Agriculture and Technology for the year ended 30th June, 1990 and the Certificate thereon by the Auditor-General (Corporations)</text:a></text:p>
                  </text:list-item>
                  <text:list-item>
                    <text:p text:style-name="P1"><text:a xlink:type="simple" xlink:href="uri:/ken/docs/ministry/education/doc000002">Audit Report and Accounts of Higher Education Loans Fund for the year ended 30th June, 1983 and the Certificate thereon by the Auditor-General (Corporations)</text:a></text:p>
                  </text:list-item>
                  <text:list-item>
                    <text:p text:style-name="P1"><text:a xlink:type="simple" xlink:href="uri:/ken/docs/ministry/finance/doc000231">Finance Report and Accounts of Higher Education Loans Fund for the year ended 30th June, 1983 and the Certificate thereon by the Auditor-General (Corporations)</text:a></text:p>
                  </text:list-item>
                </text:list>
                <text:p text:style-name="Standard"/>
              </text:section>
              <text:p text:style-name="Standard"><text:tab/> </text:p>
            </text:section>
            <text:p text:style-name="Standard"><text:tab/> </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3" text:name="debaterecord">
        <text:p text:style-name="Standard"/>
        <text:section text:style-name="Sect4" text:name="preface">
          <text:p text:style-name="heading_5f_preface"><text:s/>NATIONAL ASSEMBLY </text:p>
          <text:p text:style-name="Standard"/>
          <text:p text:style-name="subheading_5f_preface"><text:tab/>OFFICIAL REPORT </text:p>
          <text:p text:style-name="Standard"/>
          <text:p text:style-name="Standard"><text:tab/>Thursday 17th December 2008 </text:p>
          <text:p text:style-name="Standard"/>
          <text:p text:style-name="Standard"><text:tab/>The House met at <text:change text:change-id="ct-1418225088"/><text:change-start text:change-id="ct-1418227440"/>0822 hours<text:change-end text:change-id="ct-1418227440"/> </text:p>
          <text:p text:style-name="Standard"/>
        </text:section>
        <text:p text:style-name="Standard"/>
        <text:section text:style-name="Sect5" text:name="comment1">
          <text:p text:style-name="observation">[Mr. Deputy Speaker in the Chair] </text:p>
        </text:section>
        <text:p text:style-name="Standard"><text:tab/> </text:p>
        <text:section text:style-name="Sect5" text:name="comment2">
          <text:p text:style-name="observation">PRAYERS </text:p>
        </text:section>
        <text:p text:style-name="Standard"><text:change text:change-id="ct-1418224416"/></text:p>
        <text:p text:style-name="Standard"/>
        <text:section text:style-name="Sect6" text:name="noticesmotion1">
          <text:p text:style-name="heading_5f_noticesofmotion">NOTICES OF MOTIONS </text:p>
          <text:p text:style-name="heading_5f_noticesofmotion"/>
          <text:p text:style-name="Standard"><text:tab/> </text:p>
          <text:section text:style-name="Sect7" text:name="noticeofmotion1">
            <text:p text:style-name="heading_5f_motion">Adoption of 35TH CPA <text:s/>(Africa Region) Report </text:p>
            <text:p text:style-name="Standard"><text:tab/> </text:p>
            <text:section text:style-name="Sect8" text:name="speech1">
              <text:p text:style-name="Standard"><text:reference-mark-start text:name="BungeniSpeechBy:FrancisAcheka1265"/>Mr Acheka:<text:reference-mark-end text:name="BungeniSpeechBy:FrancisAcheka1265"/> </text:p>
              <text:p text:style-name="Standard"><text:s/></text:p>
              <text:p text:style-name="Standard">Mr. Deputy Speaker, Sir, I beg to give notice of the following Motions:- </text:p>
              <text:p text:style-name="Standard"><text:tab/>THAT, this House adopts the Report of the Commonwealth Parliamentary Association <text:soft-page-break/>(CPA), Kenya Branch delegation to the 35th CPA Africa Region Conference held in Lobamba, Swaziland from 7th August, 2004 to 15th August, 2004 laid on the Table of the House on Thursday, 9th December, 2004. </text:p>
              <text:p text:style-name="Standard"/>
            </text:section>
            <text:section text:style-name="Sect9" text:name="speech2">
              <text:p text:style-name="Standard"><text:reference-mark-start text:name="BungeniSpeechBy:FrancisNoKibaki2574"/>Mr. NoKibaki (Assistant Minister of Finance) <text:reference-mark-end text:name="BungeniSpeechBy:FrancisNoKibaki2574"/></text:p>
              <text:p text:style-name="Standard"/>
              <text:p text:style-name="Standard"><text:s/>Mr. Deputy Speaker, Sir, I beg to give notice of the following Motion:- </text:p>
              <text:p text:style-name="Standard"><text:tab/>THAT, this House adopts the Report of the first and second sessions of the Pan African Parliament of the African Union laid on the Table of this House on Thursday, 9th December, 2004. </text:p>
            </text:section>
          </text:section>
          <text:p text:style-name="Standard"/>
        </text:section>
        <text:p text:style-name="Standard"/>
        <text:p text:style-name="Standard"/>
        <text:section text:style-name="Sect10" text:name="concl1">
          <text:section text:style-name="Sect11" text:name="speech3">
            <text:p text:style-name="Standard"><text:reference-mark-start text:name="BungeniSpeechBy:KipkaliaTegere5988"/>Mr.Dy Speaker (Mr.Tegere) <text:reference-mark-end text:name="BungeniSpeechBy:KipkaliaTegere5988"/></text:p>
            <text:p text:style-name="Standard">Hon. Members, the House is, therefore adjorned sine die. <text:s text:c="2"/></text:p>
            <text:p text:style-name="Standard"><text:tab/></text:p>
          </text:section>
          <text:p text:style-name="Standard"><text:s/></text:p>
          <text:p text:style-name="Standard"><text:tab/> </text:p>
          <text:p text:style-name="Standard">The House rose at <text:reference-mark-start text:name="BungeniHouseClosingTime:3612"/>9.50 p.m. <text:reference-mark-end text:name="BungeniHouseClosingTime:3612"/></text:p>
          <text:p text:style-name="Standard"/>
          <text:p text:style-name="Standard"/>
        </text:section>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xmlns:anx="http://anx.akomantoso.org/1.0">
  <office:font-face-decls>
    <style:font-face style:name="OpenSymbol" svg:font-family="OpenSymbol"/>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Trebuchet MS1" svg:font-family="'Trebuchet MS'" style:font-adornments="Cursiva" style:font-family-generic="swiss" style:font-pitch="variable"/>
    <style:font-face style:name="Trebuchet MS" svg:font-family="'Trebuchet MS'" style:font-adornments="Negret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fill-image draw:name="_31_5xr1gdsw8f8j" draw:display-name="15xr1gdsw8f8j" xlink:href="Pictures/1000000000000004000000045A636FA8.png" xlink:type="simple" xlink:show="embed" xlink:actuate="onLoad"/>
    <draw:fill-image draw:name="_31_gpdpvkwmad1i" draw:display-name="1gpdpvkwmad1i" xlink:href="Pictures/1000000000000004000000044B8B09BB.png" xlink:type="simple" xlink:show="embed" xlink:actuate="onLoad"/>
    <draw:fill-image draw:name="_31_psdpnytrcst2" draw:display-name="1psdpnytrcst2" xlink:href="Pictures/1000000000000004000000045A636FA8.png" xlink:type="simple" xlink:show="embed" xlink:actuate="onLoad"/>
    <draw:fill-image draw:name="_31_qn0lhugtjge9" draw:display-name="1qn0lhugtjge9" xlink:href="Pictures/1000000000000004000000045A636FA8.png" xlink:type="simple" xlink:show="embed" xlink:actuate="onLoad"/>
    <draw:fill-image draw:name="_31_v0d8yoskiywf" draw:display-name="1v0d8yoskiywf" xlink:href="Pictures/100000000000000400000004D7F2E517.png" xlink:type="simple" xlink:show="embed" xlink:actuate="onLoad"/>
    <draw:fill-image draw:name="_31_vdn1ov7e5q35" draw:display-name="1vdn1ov7e5q35" xlink:href="Pictures/1000000000000004000000042C88C416.png" xlink:type="simple" xlink:show="embed" xlink:actuate="onLoad"/>
    <draw:fill-image draw:name="_31_vxruw2egxo2k" draw:display-name="1vxruw2egxo2k" xlink:href="Pictures/100000000000000400000004CC5182EB.png" xlink:type="simple" xlink:show="embed" xlink:actuate="onLoad"/>
    <draw:fill-image draw:name="_36_qh8gcz4hu0k" draw:display-name="6qh8gcz4hu0k" xlink:href="Pictures/1000000000000004000000045A636FA8.png" xlink:type="simple" xlink:show="embed" xlink:actuate="onLoad"/>
    <draw:fill-image draw:name="axwyl71quioq" xlink:href="Pictures/100000000000000400000004CC5182EB.png" xlink:type="simple" xlink:show="embed" xlink:actuate="onLoad"/>
    <draw:fill-image draw:name="bcbtlgkk4b8x" xlink:href="Pictures/1000000000000004000000042C88C416.png" xlink:type="simple" xlink:show="embed" xlink:actuate="onLoad"/>
    <draw:fill-image draw:name="hlwfol20n3vt" xlink:href="Pictures/1000000000000004000000044B8B09BB.png" xlink:type="simple" xlink:show="embed" xlink:actuate="onLoad"/>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Text" style:family="paragraph" style:parent-style-name="Caption" style:class="extra"/>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comment" style:family="paragraph" style:parent-style-name="Standard" style:class="text">
      <style:paragraph-properties fo:margin-left="0.2402in" fo:margin-right="0in" fo:text-indent="0in" style:auto-text-indent="false" fo:background-color="#e6e6e6" fo:padding="0in" fo:border="0.0071in solid #000000" style:shadow="none">
        <style:background-image/>
      </style:paragraph-properties>
      <style:text-properties fo:font-size="11pt" fo:font-style="italic" style:font-size-asian="11pt" style:font-style-asian="italic" style:font-size-complex="11pt" style:font-style-complex="italic"/>
    </style:style>
    <style:style style:name="comment-plain" style:family="paragraph" style:parent-style-name="comment">
      <style:paragraph-properties fo:background-color="transparent">
        <style:background-image/>
      </style:paragraph-properties>
    </style:style>
    <style:style style:name="begin-marker" style:family="paragraph" style:auto-update="true" style:class="text" style:master-page-name="">
      <style:paragraph-properties style:page-number="auto">
        <style:tab-stops/>
      </style:paragraph-properties>
      <style:text-properties fo:color="#dc2300" style:text-outline="false" fo:font-size="11pt" fo:font-style="italic" fo:text-shadow="none" fo:font-weight="bold"/>
    </style:style>
    <style:style style:name="end-marker" style:family="paragraph" style:auto-update="true" style:class="text">
      <style:text-properties fo:color="#dc2300" fo:font-size="11pt" fo:font-style="italic" fo:font-weight="bold"/>
    </style:style>
    <style:style style:name="observation" style:family="paragraph" style:parent-style-name="Standard" style:next-style-name="Drawing">
      <style:text-properties fo:font-size="11pt" fo:font-style="italic"/>
    </style:style>
    <style:style style:name="Drawing" style:family="paragraph" style:parent-style-name="Caption" style:class="extra"/>
    <style:style style:name="heading_5f_motion" style:display-name="heading_motion" style:family="paragraph" style:parent-style-name="Heading" style:class="text">
      <style:text-properties style:font-name="Trebuchet MS" fo:font-weight="bold"/>
    </style:style>
    <style:style style:name="subheading_5f_motion" style:display-name="subheading_motion" style:family="paragraph" style:parent-style-name="Heading_20_2" style:class="text">
      <style:text-properties style:font-name="Trebuchet MS" fo:font-size="13pt" fo:font-style="normal" style:font-weight-asian="normal" style:font-weight-complex="normal"/>
    </style:style>
    <style:style style:name="subtitle_5f_motion" style:display-name="subtitle_motion" style:family="paragraph" style:parent-style-name="Heading_20_3" style:class="text">
      <style:text-properties style:font-name="Trebuchet MS1" fo:font-size="12pt" fo:font-style="italic" fo:font-weight="normal"/>
    </style:style>
    <style:style style:name="heading_5f_preface" style:display-name="heading_preface" style:family="paragraph" style:parent-style-name="heading_5f_motion"/>
    <style:style style:name="subheading_5f_preface" style:display-name="subheading_preface" style:family="paragraph" style:parent-style-name="subheading_5f_motion">
      <style:text-properties style:font-name="Trebuchet MS"/>
    </style:style>
    <style:style style:name="heading_5f_papers" style:display-name="heading_papers" style:family="paragraph" style:parent-style-name="heading_5f_preface"/>
    <style:style style:name="heading_5f_question" style:display-name="heading_question" style:family="paragraph" style:parent-style-name="heading_5f_motion" style:next-style-name="Standard"/>
    <style:style style:name="subheading_5f_question" style:display-name="subheading_question" style:family="paragraph" style:parent-style-name="subheading_5f_motion" style:next-style-name="Standard">
      <style:text-properties style:font-name="Trebuchet MS"/>
    </style:style>
    <style:style style:name="heading_5f_allquestions" style:display-name="heading_allquestions" style:family="paragraph" style:parent-style-name="heading_5f_question" style:next-style-name="Standard">
      <style:text-properties style:font-name="Trebuchet MS"/>
    </style:style>
    <style:style style:name="heading_5f_pointoforder" style:display-name="heading_pointoforder" style:family="paragraph" style:parent-style-name="heading_5f_motion"/>
    <style:style style:name="heading_5f_comchair" style:display-name="heading_comchair" style:family="paragraph" style:parent-style-name="heading_5f_pointoforder">
      <style:text-properties style:font-name="Trebuchet MS"/>
    </style:style>
    <style:style style:name="heading_5f_pstatement" style:display-name="heading_pstatement" style:family="paragraph" style:parent-style-name="heading_5f_pointoforder"/>
    <style:style style:name="subheading_5f_papers" style:display-name="subheading_papers" style:family="paragraph" style:parent-style-name="subheading_5f_preface"/>
    <style:style style:name="heading_5f_noticesofmotion" style:display-name="heading_noticesofmotion" style:family="paragraph" style:parent-style-name="heading_5f_motion"/>
    <style:style style:name="heading_5f_procmotions" style:display-name="heading_procmotions" style:family="paragraph" style:parent-style-name="heading_5f_noticesofmotion"/>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Line_20_numbering" style:display-name="Line numbering"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text:start-value="4">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0-02-25T16:18:30</meta:creation-date>
    <meta:editing-duration>PT00H26M42S</meta:editing-duration>
    <meta:editing-cycles>4</meta:editing-cycles>
    <meta:generator>OpenOffice.org/3.1$Linux OpenOffice.org_project/310m19$Build-9420</meta:generator>
    <meta:initial-creator>Adan Billow</meta:initial-creator>
    <dc:date>2010-02-25T17:45:25</dc:date>
    <dc:creator>Adan Billow</dc:creator>
    <meta:document-statistic meta:table-count="0" meta:image-count="0" meta:object-count="0" meta:page-count="2" meta:paragraph-count="26" meta:word-count="164" meta:character-count="1008"/>
    <meta:user-defined meta:name="BungeniCountryCode">ke</meta:user-defined>
    <meta:user-defined meta:name="BungeniDocPart">main</meta:user-defined>
    <meta:user-defined meta:name="BungeniDocType">bill</meta:user-defined>
    <meta:user-defined meta:name="BungeniExpAuthor">user.Ashok</meta:user-defined>
    <meta:user-defined meta:name="BungeniExpAuthorURI">user.Ashok</meta:user-defined>
    <meta:user-defined meta:name="BungeniExpDate">2010-02-25</meta:user-defined>
    <meta:user-defined meta:name="BungeniExpDateName">expDate</meta:user-defined>
    <meta:user-defined meta:name="BungeniExpURI">/ke/debaterecord/2010-2-25/eng</meta:user-defined>
    <meta:user-defined meta:name="BungeniLanguageCode">eng</meta:user-defined>
    <meta:user-defined meta:name="BungeniManAuthor">user.Ashok</meta:user-defined>
    <meta:user-defined meta:name="BungeniManAuthorURI">user.Ashok</meta:user-defined>
    <meta:user-defined meta:name="BungeniManDate">2010-02-25</meta:user-defined>
    <meta:user-defined meta:name="BungeniManDateName">manDate</meta:user-defined>
    <meta:user-defined meta:name="BungeniManURI">/ke/debaterecord/2010-2-25/eng.xml</meta:user-defined>
    <meta:user-defined meta:name="BungeniOfficialDate">2010-02-25</meta:user-defined>
    <meta:user-defined meta:name="BungeniOfficialTime">16:18</meta:user-defined>
    <meta:user-defined meta:name="BungeniParliamentID">1</meta:user-defined>
    <meta:user-defined meta:name="BungeniParliamentSession">2</meta:user-defined>
    <meta:user-defined meta:name="BungeniParliamentSitting">3</meta:user-defined>
    <meta:user-defined meta:name="BungeniPublicationDate">2010-02-25</meta:user-defined>
    <meta:user-defined meta:name="BungeniPublicationName">debate</meta:user-defined>
    <meta:user-defined meta:name="BungeniPublicationNameFull"/>
    <meta:user-defined meta:name="BungeniWorkAuthor">user.Ashok</meta:user-defined>
    <meta:user-defined meta:name="BungeniWorkAuthorURI">user.Ashok</meta:user-defined>
    <meta:user-defined meta:name="BungeniWorkDate">2010-02-25</meta:user-defined>
    <meta:user-defined meta:name="BungeniWorkDateName">workDate</meta:user-defined>
    <meta:user-defined meta:name="BungeniWorkURI">/ke/debaterecord/2010-2-25</meta:user-defined>
    <meta:user-defined meta:name="Info 1"/>
    <meta:user-defined meta:name="Info 2"/>
    <meta:user-defined meta:name="Info 3"/>
    <meta:user-defined meta:name="Info 4"/>
    <meta:user-defined meta:name="__BungeniDocMeta">true</meta:user-defined>
    <meta:user-defined meta:name="bungeniEditorNotes">&amp;lt;notes&amp;gt;&amp;lt;/notes&amp;gt;</meta:user-defined>
  </office:meta>
</office:document-meta>
</file>